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7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8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9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0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1" style:family="paragraph" style:parent-style-name="Standard">
      <style:text-properties fo:font-variant="small-caps" style:font-name="Calibri" fo:font-size="11pt" fo:font-weight="bold" officeooo:paragraph-rsid="0006e890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3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4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16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17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18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22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 style:font-weight-complex="bold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071fa0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6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8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9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1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2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3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4" style:family="paragraph" style:parent-style-name="Heading_20_2">
      <style:paragraph-properties fo:text-align="center" style:justify-single-word="false"/>
      <style:text-properties style:font-name="Calibri" fo:font-size="11pt" officeooo:rsid="0006e890" officeooo:paragraph-rsid="0006e890" style:font-size-asian="11pt" style:font-name-complex="Calibri" style:font-size-complex="11pt"/>
    </style:style>
    <style:style style:name="P35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070aec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21e826"/>
    </style:style>
    <style:style style:name="T7" style:family="text">
      <style:text-properties officeooo:rsid="001f2e22"/>
    </style:style>
    <style:style style:name="T8" style:family="text">
      <style:text-properties officeooo:rsid="00210774"/>
    </style:style>
    <style:style style:name="T9" style:family="text">
      <style:text-properties officeooo:rsid="002259b9"/>
    </style:style>
    <style:style style:name="T10" style:family="text">
      <style:text-properties officeooo:rsid="0026f416"/>
    </style:style>
    <style:style style:name="T11" style:family="text">
      <style:text-properties fo:font-weight="normal" officeooo:rsid="0026f416" style:font-weight-asian="normal" style:font-weight-complex="normal"/>
    </style:style>
    <style:style style:name="T12" style:family="text">
      <style:text-properties fo:font-weight="normal" officeooo:rsid="00043a55" style:font-weight-asian="normal" style:font-weight-complex="normal"/>
    </style:style>
    <style:style style:name="T13" style:family="text">
      <style:text-properties fo:font-weight="normal" officeooo:rsid="00054765" style:font-weight-asian="normal" style:font-weight-complex="normal"/>
    </style:style>
    <style:style style:name="T14" style:family="text">
      <style:text-properties fo:font-weight="normal" officeooo:rsid="00070aec" style:font-weight-asian="normal" style:font-weight-complex="normal"/>
    </style:style>
    <style:style style:name="T15" style:family="text">
      <style:text-properties officeooo:rsid="00043a55"/>
    </style:style>
    <style:style style:name="T16" style:family="text">
      <style:text-properties officeooo:rsid="00071fa0"/>
    </style:style>
    <style:style style:name="T17" style:family="text">
      <style:text-properties officeooo:rsid="00087874"/>
    </style:style>
    <style:style style:name="T18" style:family="text">
      <style:text-properties officeooo:rsid="000a0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>23 Hume Drive, </text:p>
            <text:p text:style-name="P1">Cambridge ON </text:p>
            <text:p text:style-name="P1">N1T 1N2</text:p>
          </table:table-cell>
          <table:table-cell table:style-name="Table1.A1" table:number-columns-spanned="3" office:value-type="string">
            <text:p text:style-name="P12">Julian Horvat</text:p>
          </table:table-cell>
          <table:covered-table-cell/>
          <table:covered-table-cell/>
          <table:table-cell table:style-name="Table1.A1" office:value-type="string">
            <text:p text:style-name="P2">(519) 722-6062</text:p>
            <text:p text:style-name="P2">horvat@uoguelph.ca</text:p>
            <text:p text:style-name="P3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13"/>
            <text:p text:style-name="P11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8">SAP</text:p>
          </table:table-cell>
          <table:table-cell table:style-name="Table1.A3" table:number-columns-spanned="3" office:value-type="string">
            <text:p text:style-name="P19">Products Support Engineer, Intern</text:p>
          </table:table-cell>
          <table:covered-table-cell/>
          <table:covered-table-cell/>
          <table:table-cell table:style-name="Table1.A3" office:value-type="string">
            <text:h text:style-name="P33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17"/>
            <text:list xml:id="list3891456005459244096" text:style-name="WW8Num2">
              <text:list-item>
                <text:p text:style-name="P23">Worked together with customers to solve technical problems with <text:span text:style-name="T17">our</text:span> database products, including error messages, crashes and bugs</text:p>
              </text:list-item>
              <text:list-item>
                <text:p text:style-name="P24"><text:span text:style-name="T16">Responsible for communicating with customers about their cases over email and phone </text:span><text:span text:style-name="T17">and maintaining my case histories in the ticketing system</text:span></text:p>
              </text:list-item>
              <text:list-item>
                <text:p text:style-name="P23">Reproduc<text:span text:style-name="T16">ed</text:span> bugs and sen<text:span text:style-name="T16">t</text:span> the reproduction off to the bug team to get fixed </text:p>
              </text:list-item>
              <text:list-item>
                <text:p text:style-name="P25"><text:span text:style-name="T16">Wrote</text:span><text:span text:style-name="T7"> Knowledge Base articles when </text:span><text:span text:style-name="T8">a case has an undocumented resolution </text:span><text:span text:style-name="T15">for</text:span><text:span text:style-name="T8"> the purpose of deflecting future cases</text:span>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0">AML Communications</text:p>
          </table:table-cell>
          <table:table-cell table:style-name="Table1.A2" table:number-columns-spanned="3" office:value-type="string">
            <text:h text:style-name="P34" text:outline-level="2">Sales Associate</text:h>
          </table:table-cell>
          <table:covered-table-cell/>
          <table:covered-table-cell/>
          <table:table-cell table:style-name="Table1.A2" office:value-type="string">
            <text:h text:style-name="P32" text:outline-level="2"><text:span text:style-name="T6">Summer 2011</text:span>– Spring 20<text:span text:style-name="T6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720937642" text:continue-numbering="true" text:style-name="WW8Num2">
              <text:list-item>
                <text:p text:style-name="P27"><text:span text:style-name="T16">Studied </text:span>current phone features, new contract pricing, in-market plans, and current promotions <text:span text:style-name="T16">daily to better serve customers</text:span></text:p>
              </text:list-item>
              <text:list-item>
                <text:p text:style-name="P27"><text:span text:style-name="T18">Regularly e</text:span><text:span text:style-name="T16">xceeded </text:span>minimum monthly sales targets </text:p>
              </text:list-item>
              <text:list-item>
                <text:p text:style-name="P27"><text:span text:style-name="T16">Consistently went above expectation</text:span><text:span text:style-name="T18">s</text:span><text:span text:style-name="T16"> to resolve </text:span>customer issues; both technical and business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22">University of Waterloo</text:p>
          </table:table-cell>
          <table:table-cell table:style-name="Table1.A2" table:number-columns-spanned="3" office:value-type="string">
            <text:p text:style-name="P21">Undergraduate Research Assistant</text:p>
          </table:table-cell>
          <table:covered-table-cell/>
          <table:covered-table-cell/>
          <table:table-cell table:style-name="Table1.A2" office:value-type="string">
            <text:p text:style-name="P4">Fall 201<text:span text:style-name="T6">0</text:span> – <text:span text:style-name="T6">Summer </text:span>20<text:span text:style-name="T6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728148267" text:continue-numbering="true" text:style-name="WW8Num2">
              <text:list-item>
                <text:p text:style-name="P27"><text:span text:style-name="T16">Verified </text:span>machine analysis o<text:span text:style-name="T16">f</text:span> open-source Java applications, <text:span text:style-name="T16">looking for issues</text:span> related to privilege based security holes</text:p>
              </text:list-item>
              <text:list-item>
                <text:p text:style-name="P27">Creation and maintenance of a MySQL database, SVN repository, and an Apache web server that facilitated the research </text:p>
              </text:list-item>
            </text:list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20">Society of Computing and Information Science</text:p>
          </table:table-cell>
          <table:covered-table-cell/>
          <table:table-cell table:style-name="Table1.A2" office:value-type="string">
            <text:h text:style-name="P34" text:outline-level="2">SOCIS Executive</text:h>
          </table:table-cell>
          <table:table-cell table:style-name="Table1.A2" table:number-columns-spanned="2" office:value-type="string">
            <text:h text:style-name="P32" text:outline-level="2"><text:span text:style-name="T9">Spring</text:span> 201<text:span text:style-name="T9">2</text:span> - <text:span text:style-name="T9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424516403" text:continue-numbering="true" text:style-name="WW8Num2">
              <text:list-item>
                <text:p text:style-name="P28">Managed the SOCIS online community and advertised society events as the Community Liaison</text:p>
              </text:list-item>
              <text:list-item>
                <text:p text:style-name="P26"><text:span text:style-name="T16">R</text:span><text:span text:style-name="T9">ebuil</text:span><text:span text:style-name="T16">t</text:span><text:span text:style-name="T9"> the SOCIS website; </text:span><text:span text:style-name="T16">currently responsible for </text:span><text:span text:style-name="T9">maintenance of the SOCIS server as the System Administrator</text:span></text:p>
              </text:list-item>
            </text:list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0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5">Guelph, ON</text:p>
          </table:table-cell>
          <table:table-cell table:style-name="Table1.A3" table:number-columns-spanned="3" office:value-type="string">
            <text:p text:style-name="P14">University of <text:span text:style-name="T6">Guelph</text:span></text:p>
          </table:table-cell>
          <table:covered-table-cell/>
          <table:covered-table-cell/>
          <table:table-cell table:style-name="Table1.A3" office:value-type="string">
            <text:p text:style-name="P6">Fall 20<text:span text:style-name="T6">11</text:span> – <text:span text:style-name="T6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8883222455904078562" text:style-name="WW8Num6">
              <text:list-item>
                <text:p text:style-name="P29">B. Comp with a major in Software Engineering, GPA: 77.88%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10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4859867270885563227" text:style-name="WW8Num7">
              <text:list-item>
                <text:p text:style-name="P31"><text:span text:style-name="T3">Dialogc </text:span><text:span text:style-name="T4">(2013). </text:span><text:span text:style-name="T5">An</text:span><text:span text:style-name="T4"> </text:span><text:span text:style-name="T5">IDE written in Java that was used to edit configuration files that were then compiled into Java forms that interacted with a MySQL database</text:span></text:p>
              </text:list-item>
              <text:list-item>
                <text:p text:style-name="P30"><text:span text:style-name="T10">jhorvat.github.io</text:span><text:span text:style-name="T11"> (2013). </text:span><text:span text:style-name="T14">D</text:span><text:span text:style-name="T11">esigned </text:span><text:span text:style-name="T14">the front-end</text:span><text:span text:style-name="T11"> using Twitter's Bootstrap </text:span><text:span text:style-name="T13">hosted on Github Pages</text:span><text:span text:style-name="T11"> </text:span><text:span text:style-name="T14">and </text:span><text:span text:style-name="T13">was</text:span><text:span text:style-name="T12"> </text:span><text:span text:style-name="T14">developed </text:span><text:span text:style-name="T11">using the Harp static server </text:span><text:span text:style-name="T12">and the Jade template engine</text:span><text:span text:style-name="T11">.</text:span></text:p>
              </text:list-item>
              <text:list-item>
                <text:p text:style-name="P30"><text:span text:style-name="T10">SAP Hotels</text:span><text:span text:style-name="T11"> (2013). A hotel reservation management </text:span><text:span text:style-name="T14">Android </text:span><text:span text:style-name="T11">app written </text:span><text:span text:style-name="T14">designed and written </text:span><text:span text:style-name="T11">as part of my internship at SAP</text:span>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3564477148099780170" text:style-name="WW8Num4">
              <text:list-header>
                <text:p text:style-name="P35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2062065945" text:continue-numbering="true" text:style-name="WW8Num4">
              <text:list-item>
                <text:p text:style-name="P36">C; Java; Go, Revel; HTML, CSS; Javascript; Bootstrap, Foundation</text:p>
              </text:list-item>
              <text:list-item>
                <text:p text:style-name="P36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lian Horvat • 23 Hume Drive • Cambridge, ON N1T 1N2 • (519) 722-6062</dc:title>
    <meta:initial-creator>Gayle Laakmann</meta:initial-creator>
    <meta:creation-date>2011-12-28T19:12:00</meta:creation-date>
    <dc:creator>Julian </dc:creator>
    <dc:date>2014-01-14T09:50:33</dc:date>
    <meta:print-date>2011-12-28T14:25:00</meta:print-date>
    <meta:editing-cycles>11</meta:editing-cycles>
    <meta:editing-duration>PT5H46M15S</meta:editing-duration>
    <meta:generator>LibreOffice/4.0.2.2$Linux_X86_64 LibreOffice_project/400m0$Build-2</meta:generator>
    <meta:document-statistic meta:table-count="1" meta:image-count="0" meta:object-count="0" meta:page-count="1" meta:paragraph-count="44" meta:word-count="356" meta:character-count="2318" meta:non-whitespace-character-count="2015"/>
  </office:meta>
</office:document-meta>
</file>